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7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4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1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YFG3A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69"/>
          <table:table-cell table:style-name="ce70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70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office:value-type="date" office:date-value="2023-07-28" calcext:value-type="date">
            <text:p>2023-07-28</text:p>
          </table:table-cell>
          <table:table-cell table:style-name="ce54" office:value-type="date" office:date-value="2023-07-29" calcext:value-type="date">
            <text:p>2023-07-29</text:p>
          </table:table-cell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 office:value-type="string" calcext:value-type="string">
            <text:p>QR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3" office:value-type="float" office:value="11" calcext:value-type="float" table:number-columns-spanned="1" table:number-rows-spanned="5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2" calcext:value-type="float" table:number-columns-spanned="1" table:number-rows-spanned="5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3" calcext:value-type="float" table:number-columns-spanned="1" table:number-rows-spanned="5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4" calcext:value-type="float" table:number-columns-spanned="1" table:number-rows-spanned="5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5" calcext:value-type="float" table:number-columns-spanned="1" table:number-rows-spanned="5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6" calcext:value-type="float" table:number-columns-spanned="1" table:number-rows-spanned="5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7" calcext:value-type="float" table:number-columns-spanned="1" table:number-rows-spanned="5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8" calcext:value-type="float" table:number-columns-spanned="1" table:number-rows-spanned="5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9" calcext:value-type="float" table:number-columns-spanned="1" table:number-rows-spanned="5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string" calcext:value-type="string" table:number-columns-spanned="1" table:number-rows-spanned="5">
            <text:p>xx</text:p>
          </table:table-cell>
          <table:table-cell table:style-name="ce49" office:value-type="string" calcext:value-type="string">
            <text:p>A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5">
          <table:table-cell table:style-name="ce46" office:value-type="string" calcext:value-type="string" table:number-columns-spanned="1" table:number-rows-spanned="7">
            <text:p>Summary</text:p>
          </table:table-cell>
          <table:table-cell table:style-name="ce49" office:value-type="string" calcext:value-type="string">
            <text:p>A</text:p>
          </table:table-cell>
          <table:table-cell table:style-name="ce60" table:formula="of:=SUM([.C8];[.C13];[.C18];[.C23];[.C28];[.C33];[.C38];[.C43];[.C48];[.C53])" office:value-type="float" office:value="58" calcext:value-type="float">
            <text:p>58</text:p>
          </table:table-cell>
          <table:table-cell table:style-name="ce60" table:formula="of:=SUM([.D8];[.D13];[.D18];[.D23];[.D28];[.D33];[.D38];[.D43];[.D48];[.D53])" office:value-type="float" office:value="58" calcext:value-type="float">
            <text:p>58</text:p>
          </table:table-cell>
          <table:table-cell table:style-name="ce60" table:formula="of:=SUM([.E8];[.E13];[.E18];[.E23];[.E28];[.E33];[.E38];[.E43];[.E48];[.E53])" office:value-type="float" office:value="57" calcext:value-type="float">
            <text:p>57</text:p>
          </table:table-cell>
          <table:table-cell table:style-name="ce60" table:formula="of:=SUM([.F8];[.F13];[.F18];[.F23];[.F28];[.F33];[.F38];[.F43];[.F48];[.F53])" office:value-type="float" office:value="57" calcext:value-type="float">
            <text:p>57</text:p>
          </table:table-cell>
          <table:table-cell table:style-name="ce60" table:formula="of:=SUM([.G8];[.G13];[.G18];[.G23];[.G28];[.G33];[.G38];[.G43];[.G48];[.G53])" office:value-type="float" office:value="57" calcext:value-type="float">
            <text:p>57</text:p>
          </table:table-cell>
          <table:table-cell table:style-name="ce60" table:formula="of:=SUM([.H8];[.H13];[.H18];[.H23];[.H28];[.H33];[.H38];[.H43];[.H48];[.H53])" office:value-type="float" office:value="55" calcext:value-type="float">
            <text:p>55</text:p>
          </table:table-cell>
          <table:table-cell table:style-name="ce60" table:formula="of:=SUM([.I8];[.I13];[.I18];[.I23];[.I28];[.I33];[.I38];[.I43];[.I48];[.I53])" office:value-type="float" office:value="54" calcext:value-type="float">
            <text:p>54</text:p>
          </table:table-cell>
          <table:table-cell table:style-name="ce60" table:formula="of:=SUM([.J8];[.J13];[.J18];[.J23];[.J28];[.J33];[.J38];[.J43];[.J48];[.J53])" office:value-type="float" office:value="48" calcext:value-type="float">
            <text:p>48</text:p>
          </table:table-cell>
          <table:table-cell table:style-name="ce60" table:formula="of:=SUM([.K8];[.K13];[.K18];[.K23];[.K28];[.K33];[.K38];[.K43];[.K48];[.K53])" office:value-type="float" office:value="0" calcext:value-type="float">
            <text:p>0</text:p>
          </table:table-cell>
          <table:table-cell table:style-name="ce60" table:formula="of:=SUM([.L8];[.L13];[.L18];[.L23];[.L28];[.L33];[.L38];[.L43];[.L48];[.L53])" office:value-type="float" office:value="45" calcext:value-type="float">
            <text:p>45</text:p>
          </table:table-cell>
          <table:table-cell table:style-name="ce60" table:formula="of:=SUM([.M8];[.M13];[.M18];[.M23];[.M28];[.M33];[.M38];[.M43];[.M48];[.M53])" office:value-type="float" office:value="0" calcext:value-type="float">
            <text:p>0</text:p>
          </table:table-cell>
          <table:table-cell table:style-name="ce60" table:formula="of:=SUM([.N8];[.N13];[.N18];[.N23];[.N28];[.N33];[.N38];[.N43];[.N48];[.N53])" office:value-type="float" office:value="40" calcext:value-type="float">
            <text:p>40</text:p>
          </table:table-cell>
          <table:table-cell table:style-name="ce60" table:formula="of:=SUM([.O8];[.O13];[.O18];[.O23];[.O28];[.O33];[.O38];[.O43];[.O48];[.O53])" office:value-type="float" office:value="37" calcext:value-type="float">
            <text:p>37</text:p>
          </table:table-cell>
          <table:table-cell table:style-name="ce60" table:formula="of:=SUM([.P8];[.P13];[.P18];[.P23];[.P28];[.P33];[.P38];[.P43];[.P48];[.P53])" office:value-type="float" office:value="35" calcext:value-type="float">
            <text:p>35</text:p>
          </table:table-cell>
          <table:table-cell table:style-name="ce60" table:formula="of:=SUM([.Q8];[.Q13];[.Q18];[.Q23];[.Q28];[.Q33];[.Q38];[.Q43];[.Q48];[.Q53])" office:value-type="float" office:value="0" calcext:value-type="float">
            <text:p>0</text:p>
          </table:table-cell>
          <table:table-cell table:style-name="ce60" table:formula="of:=SUM([.R8];[.R13];[.R18];[.R23];[.R28];[.R33];[.R38];[.R43];[.R48];[.R53])" office:value-type="float" office:value="32" calcext:value-type="float">
            <text:p>32</text:p>
          </table:table-cell>
          <table:table-cell table:style-name="ce60" table:formula="of:=SUM([.S8];[.S13];[.S18];[.S23];[.S28];[.S33];[.S38];[.S43];[.S48];[.S53])" office:value-type="float" office:value="28" calcext:value-type="float">
            <text:p>28</text:p>
          </table:table-cell>
          <table:table-cell table:style-name="ce60" table:formula="of:=SUM([.T8];[.T13];[.T18];[.T23];[.T28];[.T33];[.T38];[.T43];[.T48];[.T53])" office:value-type="float" office:value="22" calcext:value-type="float">
            <text:p>22</text:p>
          </table:table-cell>
          <table:table-cell table:style-name="ce60" table:formula="of:=SUM([.U8];[.U13];[.U18];[.U23];[.U28];[.U33];[.U38];[.U43];[.U48];[.U53])" office:value-type="float" office:value="18" calcext:value-type="float">
            <text:p>18</text:p>
          </table:table-cell>
          <table:table-cell table:style-name="ce60" table:formula="of:=SUM([.V8];[.V13];[.V18];[.V23];[.V28];[.V33];[.V38];[.V43];[.V48];[.V53])" office:value-type="float" office:value="12" calcext:value-type="float">
            <text:p>12</text:p>
          </table:table-cell>
          <table:table-cell table:style-name="ce60" table:formula="of:=SUM([.W8];[.W13];[.W18];[.W23];[.W28];[.W33];[.W38];[.W43];[.W48];[.W53])" office:value-type="float" office:value="10" calcext:value-type="float">
            <text:p>10</text:p>
          </table:table-cell>
          <table:table-cell table:style-name="ce60" table:formula="of:=SUM([.X8];[.X13];[.X18];[.X23];[.X28];[.X33];[.X38];[.X43];[.X48];[.X53])" office:value-type="float" office:value="5" calcext:value-type="float">
            <text:p>5</text:p>
          </table:table-cell>
          <table:table-cell table:style-name="ce60" table:formula="of:=SUM([.Y8];[.Y13];[.Y18];[.Y23];[.Y28];[.Y33];[.Y38];[.Y43];[.Y48];[.Y53])" office:value-type="float" office:value="5" calcext:value-type="float">
            <text:p>5</text:p>
          </table:table-cell>
          <table:table-cell table:style-name="ce60" table:formula="of:=SUM([.Z8];[.Z13];[.Z18];[.Z23];[.Z28];[.Z33];[.Z38];[.Z43];[.Z48];[.Z53])" office:value-type="float" office:value="4" calcext:value-type="float">
            <text:p>4</text:p>
          </table:table-cell>
          <table:table-cell table:style-name="ce60" table:formula="of:=SUM([.AA8];[.AA13];[.AA18];[.AA23];[.AA28];[.AA33];[.AA38];[.AA43];[.AA48];[.AA53])" office:value-type="float" office:value="3" calcext:value-type="float">
            <text:p>3</text:p>
          </table:table-cell>
          <table:table-cell table:style-name="ce60" table:formula="of:=SUM([.AB8];[.AB13];[.AB18];[.AB23];[.AB28];[.AB33];[.AB38];[.AB43];[.AB48];[.AB53])" office:value-type="float" office:value="2" calcext:value-type="float">
            <text:p>2</text:p>
          </table:table-cell>
          <table:table-cell table:style-name="ce6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0" table:formula="of:=SUM([.AD8];[.AD13];[.AD18];[.AD23];[.AD28];[.AD33];[.AD38];[.AD43];[.AD48];[.AD53])" office:value-type="float" office:value="2" calcext:value-type="float">
            <text:p>2</text:p>
          </table:table-cell>
          <table:table-cell table:style-name="ce60" table:formula="of:=SUM([.AE8];[.AE13];[.AE18];[.AE23];[.AE28];[.AE33];[.AE38];[.AE43];[.AE48];[.AE53])" office:value-type="float" office:value="2" calcext:value-type="float">
            <text:p>2</text:p>
          </table:table-cell>
          <table:table-cell table:style-name="ce6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0" table:formula="of:=SUM([.AG8];[.AG13];[.AG18];[.AG23];[.AG28];[.AG33];[.AG38];[.AG43];[.AG48];[.AG53])" office:value-type="float" office:value="2" calcext:value-type="float">
            <text:p>2</text:p>
          </table:table-cell>
          <table:table-cell table:style-name="ce60" table:formula="of:=SUM([.AH8];[.AH13];[.AH18];[.AH23];[.AH28];[.AH33];[.AH38];[.AH43];[.AH48];[.AH53])" office:value-type="float" office:value="2" calcext:value-type="float">
            <text:p>2</text:p>
          </table:table-cell>
          <table:table-cell table:style-name="ce60" table:formula="of:=SUM([.AI8];[.AI13];[.AI18];[.AI23];[.AI28];[.AI33];[.AI38];[.AI43];[.AI48];[.AI53])" office:value-type="float" office:value="2" calcext:value-type="float">
            <text:p>2</text:p>
          </table:table-cell>
          <table:table-cell table:style-name="ce6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1" table:formula="of:=SUM([.C9];[.C14];[.C19];[.C24];[.C29];[.C34];[.C39];[.C44];[.C49];[.C54])" office:value-type="float" office:value="0" calcext:value-type="float">
            <text:p>0</text:p>
          </table:table-cell>
          <table:table-cell table:style-name="ce61" table:formula="of:=SUM([.D9];[.D14];[.D19];[.D24];[.D29];[.D34];[.D39];[.D44];[.D49];[.D54])" office:value-type="float" office:value="0" calcext:value-type="float">
            <text:p>0</text:p>
          </table:table-cell>
          <table:table-cell table:style-name="ce61" table:formula="of:=SUM([.E9];[.E14];[.E19];[.E24];[.E29];[.E34];[.E39];[.E44];[.E49];[.E54])" office:value-type="float" office:value="0" calcext:value-type="float">
            <text:p>0</text:p>
          </table:table-cell>
          <table:table-cell table:style-name="ce61" table:formula="of:=SUM([.F9];[.F14];[.F19];[.F24];[.F29];[.F34];[.F39];[.F44];[.F49];[.F54])" office:value-type="float" office:value="0" calcext:value-type="float">
            <text:p>0</text:p>
          </table:table-cell>
          <table:table-cell table:style-name="ce61" table:formula="of:=SUM([.G9];[.G14];[.G19];[.G24];[.G29];[.G34];[.G39];[.G44];[.G49];[.G54])" office:value-type="float" office:value="0" calcext:value-type="float">
            <text:p>0</text:p>
          </table:table-cell>
          <table:table-cell table:style-name="ce61" table:formula="of:=SUM([.H9];[.H14];[.H19];[.H24];[.H29];[.H34];[.H39];[.H44];[.H49];[.H54])" office:value-type="float" office:value="1" calcext:value-type="float">
            <text:p>1</text:p>
          </table:table-cell>
          <table:table-cell table:style-name="ce61" table:formula="of:=SUM([.I9];[.I14];[.I19];[.I24];[.I29];[.I34];[.I39];[.I44];[.I49];[.I54])" office:value-type="float" office:value="0" calcext:value-type="float">
            <text:p>0</text:p>
          </table:table-cell>
          <table:table-cell table:style-name="ce61" table:formula="of:=SUM([.J9];[.J14];[.J19];[.J24];[.J29];[.J34];[.J39];[.J44];[.J49];[.J54])" office:value-type="float" office:value="4" calcext:value-type="float">
            <text:p>4</text:p>
          </table:table-cell>
          <table:table-cell table:style-name="ce61" table:formula="of:=SUM([.K9];[.K14];[.K19];[.K24];[.K29];[.K34];[.K39];[.K44];[.K49];[.K54])" office:value-type="float" office:value="0" calcext:value-type="float">
            <text:p>0</text:p>
          </table:table-cell>
          <table:table-cell table:style-name="ce61" table:formula="of:=SUM([.L9];[.L14];[.L19];[.L24];[.L29];[.L34];[.L39];[.L44];[.L49];[.L54])" office:value-type="float" office:value="2" calcext:value-type="float">
            <text:p>2</text:p>
          </table:table-cell>
          <table:table-cell table:style-name="ce61" table:formula="of:=SUM([.M9];[.M14];[.M19];[.M24];[.M29];[.M34];[.M39];[.M44];[.M49];[.M54])" office:value-type="float" office:value="0" calcext:value-type="float">
            <text:p>0</text:p>
          </table:table-cell>
          <table:table-cell table:style-name="ce61" table:formula="of:=SUM([.N9];[.N14];[.N19];[.N24];[.N29];[.N34];[.N39];[.N44];[.N49];[.N54])" office:value-type="float" office:value="5" calcext:value-type="float">
            <text:p>5</text:p>
          </table:table-cell>
          <table:table-cell table:style-name="ce61" table:formula="of:=SUM([.O9];[.O14];[.O19];[.O24];[.O29];[.O34];[.O39];[.O44];[.O49];[.O54])" office:value-type="float" office:value="3" calcext:value-type="float">
            <text:p>3</text:p>
          </table:table-cell>
          <table:table-cell table:style-name="ce61" table:formula="of:=SUM([.P9];[.P14];[.P19];[.P24];[.P29];[.P34];[.P39];[.P44];[.P49];[.P54])" office:value-type="float" office:value="2" calcext:value-type="float">
            <text:p>2</text:p>
          </table:table-cell>
          <table:table-cell table:style-name="ce61" table:formula="of:=SUM([.Q9];[.Q14];[.Q19];[.Q24];[.Q29];[.Q34];[.Q39];[.Q44];[.Q49];[.Q54])" office:value-type="float" office:value="0" calcext:value-type="float">
            <text:p>0</text:p>
          </table:table-cell>
          <table:table-cell table:style-name="ce61" table:formula="of:=SUM([.R9];[.R14];[.R19];[.R24];[.R29];[.R34];[.R39];[.R44];[.R49];[.R54])" office:value-type="float" office:value="3" calcext:value-type="float">
            <text:p>3</text:p>
          </table:table-cell>
          <table:table-cell table:style-name="ce61" table:formula="of:=SUM([.S9];[.S14];[.S19];[.S24];[.S29];[.S34];[.S39];[.S44];[.S49];[.S54])" office:value-type="float" office:value="4" calcext:value-type="float">
            <text:p>4</text:p>
          </table:table-cell>
          <table:table-cell table:style-name="ce61" table:formula="of:=SUM([.T9];[.T14];[.T19];[.T24];[.T29];[.T34];[.T39];[.T44];[.T49];[.T54])" office:value-type="float" office:value="6" calcext:value-type="float">
            <text:p>6</text:p>
          </table:table-cell>
          <table:table-cell table:style-name="ce61" table:formula="of:=SUM([.U9];[.U14];[.U19];[.U24];[.U29];[.U34];[.U39];[.U44];[.U49];[.U54])" office:value-type="float" office:value="4" calcext:value-type="float">
            <text:p>4</text:p>
          </table:table-cell>
          <table:table-cell table:style-name="ce61" table:formula="of:=SUM([.V9];[.V14];[.V19];[.V24];[.V29];[.V34];[.V39];[.V44];[.V49];[.V54])" office:value-type="float" office:value="6" calcext:value-type="float">
            <text:p>6</text:p>
          </table:table-cell>
          <table:table-cell table:style-name="ce61" table:formula="of:=SUM([.W9];[.W14];[.W19];[.W24];[.W29];[.W34];[.W39];[.W44];[.W49];[.W54])" office:value-type="float" office:value="2" calcext:value-type="float">
            <text:p>2</text:p>
          </table:table-cell>
          <table:table-cell table:style-name="ce61" table:formula="of:=SUM([.X9];[.X14];[.X19];[.X24];[.X29];[.X34];[.X39];[.X44];[.X49];[.X54])" office:value-type="float" office:value="3" calcext:value-type="float">
            <text:p>3</text:p>
          </table:table-cell>
          <table:table-cell table:style-name="ce61" table:formula="of:=SUM([.Y9];[.Y14];[.Y19];[.Y24];[.Y29];[.Y34];[.Y39];[.Y44];[.Y49];[.Y54])" office:value-type="float" office:value="1" calcext:value-type="float">
            <text:p>1</text:p>
          </table:table-cell>
          <table:table-cell table:style-name="ce61" table:formula="of:=SUM([.Z9];[.Z14];[.Z19];[.Z24];[.Z29];[.Z34];[.Z39];[.Z44];[.Z49];[.Z54])" office:value-type="float" office:value="1" calcext:value-type="float">
            <text:p>1</text:p>
          </table:table-cell>
          <table:table-cell table:style-name="ce61" table:formula="of:=SUM([.AA9];[.AA14];[.AA19];[.AA24];[.AA29];[.AA34];[.AA39];[.AA44];[.AA49];[.AA54])" office:value-type="float" office:value="1" calcext:value-type="float">
            <text:p>1</text:p>
          </table:table-cell>
          <table:table-cell table:style-name="ce61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6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1" table:formula="of:=SUM([.AJ9];[.AJ14];[.AJ19];[.AJ24];[.AJ29];[.AJ34];[.AJ39];[.AJ44];[.AJ49];[.AJ54])" office:value-type="float" office:value="2" calcext:value-type="float">
            <text:p>2</text:p>
          </table:table-cell>
          <table:table-cell table:style-name="ce6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1" table:formula="of:=SUM([.C10];[.C15];[.C20];[.C25];[.C30];[.C35];[.C40];[.C45];[.C50];[.C55])" office:value-type="float" office:value="0" calcext:value-type="float">
            <text:p>0</text:p>
          </table:table-cell>
          <table:table-cell table:style-name="ce61" table:formula="of:=SUM([.D10];[.D15];[.D20];[.D25];[.D30];[.D35];[.D40];[.D45];[.D50];[.D55])" office:value-type="float" office:value="0" calcext:value-type="float">
            <text:p>0</text:p>
          </table:table-cell>
          <table:table-cell table:style-name="ce61" table:formula="of:=SUM([.E10];[.E15];[.E20];[.E25];[.E30];[.E35];[.E40];[.E45];[.E50];[.E55])" office:value-type="float" office:value="0" calcext:value-type="float">
            <text:p>0</text:p>
          </table:table-cell>
          <table:table-cell table:style-name="ce61" table:formula="of:=SUM([.F10];[.F15];[.F20];[.F25];[.F30];[.F35];[.F40];[.F45];[.F50];[.F55])" office:value-type="float" office:value="0" calcext:value-type="float">
            <text:p>0</text:p>
          </table:table-cell>
          <table:table-cell table:style-name="ce61" table:formula="of:=SUM([.G10];[.G15];[.G20];[.G25];[.G30];[.G35];[.G40];[.G45];[.G50];[.G55])" office:value-type="float" office:value="0" calcext:value-type="float">
            <text:p>0</text:p>
          </table:table-cell>
          <table:table-cell table:style-name="ce61" table:formula="of:=SUM([.H10];[.H15];[.H20];[.H25];[.H30];[.H35];[.H40];[.H45];[.H50];[.H55])" office:value-type="float" office:value="0" calcext:value-type="float">
            <text:p>0</text:p>
          </table:table-cell>
          <table:table-cell table:style-name="ce61" table:formula="of:=SUM([.I10];[.I15];[.I20];[.I25];[.I30];[.I35];[.I40];[.I45];[.I50];[.I55])" office:value-type="float" office:value="0" calcext:value-type="float">
            <text:p>0</text:p>
          </table:table-cell>
          <table:table-cell table:style-name="ce61" table:formula="of:=SUM([.J10];[.J15];[.J20];[.J25];[.J30];[.J35];[.J40];[.J45];[.J50];[.J55])" office:value-type="float" office:value="0" calcext:value-type="float">
            <text:p>0</text:p>
          </table:table-cell>
          <table:table-cell table:style-name="ce61" table:formula="of:=SUM([.K10];[.K15];[.K20];[.K25];[.K30];[.K35];[.K40];[.K45];[.K50];[.K55])" office:value-type="float" office:value="0" calcext:value-type="float">
            <text:p>0</text:p>
          </table:table-cell>
          <table:table-cell table:style-name="ce61" table:formula="of:=SUM([.L10];[.L15];[.L20];[.L25];[.L30];[.L35];[.L40];[.L45];[.L50];[.L55])" office:value-type="float" office:value="0" calcext:value-type="float">
            <text:p>0</text:p>
          </table:table-cell>
          <table:table-cell table:style-name="ce61" table:formula="of:=SUM([.M10];[.M15];[.M20];[.M25];[.M30];[.M35];[.M40];[.M45];[.M50];[.M55])" office:value-type="float" office:value="0" calcext:value-type="float">
            <text:p>0</text:p>
          </table:table-cell>
          <table:table-cell table:style-name="ce61" table:formula="of:=SUM([.N10];[.N15];[.N20];[.N25];[.N30];[.N35];[.N40];[.N45];[.N50];[.N55])" office:value-type="float" office:value="0" calcext:value-type="float">
            <text:p>0</text:p>
          </table:table-cell>
          <table:table-cell table:style-name="ce61" table:formula="of:=SUM([.O10];[.O15];[.O20];[.O25];[.O30];[.O35];[.O40];[.O45];[.O50];[.O55])" office:value-type="float" office:value="0" calcext:value-type="float">
            <text:p>0</text:p>
          </table:table-cell>
          <table:table-cell table:style-name="ce61" table:formula="of:=SUM([.P10];[.P15];[.P20];[.P25];[.P30];[.P35];[.P40];[.P45];[.P50];[.P55])" office:value-type="float" office:value="0" calcext:value-type="float">
            <text:p>0</text:p>
          </table:table-cell>
          <table:table-cell table:style-name="ce61" table:formula="of:=SUM([.Q10];[.Q15];[.Q20];[.Q25];[.Q30];[.Q35];[.Q40];[.Q45];[.Q50];[.Q55])" office:value-type="float" office:value="0" calcext:value-type="float">
            <text:p>0</text:p>
          </table:table-cell>
          <table:table-cell table:style-name="ce61" table:formula="of:=SUM([.R10];[.R15];[.R20];[.R25];[.R30];[.R35];[.R40];[.R45];[.R50];[.R55])" office:value-type="float" office:value="0" calcext:value-type="float">
            <text:p>0</text:p>
          </table:table-cell>
          <table:table-cell table:style-name="ce61" table:formula="of:=SUM([.S10];[.S15];[.S20];[.S25];[.S30];[.S35];[.S40];[.S45];[.S50];[.S55])" office:value-type="float" office:value="0" calcext:value-type="float">
            <text:p>0</text:p>
          </table:table-cell>
          <table:table-cell table:style-name="ce61" table:formula="of:=SUM([.T10];[.T15];[.T20];[.T25];[.T30];[.T35];[.T40];[.T45];[.T50];[.T55])" office:value-type="float" office:value="0" calcext:value-type="float">
            <text:p>0</text:p>
          </table:table-cell>
          <table:table-cell table:style-name="ce61" table:formula="of:=SUM([.U10];[.U15];[.U20];[.U25];[.U30];[.U35];[.U40];[.U45];[.U50];[.U55])" office:value-type="float" office:value="0" calcext:value-type="float">
            <text:p>0</text:p>
          </table:table-cell>
          <table:table-cell table:style-name="ce61" table:formula="of:=SUM([.V10];[.V15];[.V20];[.V25];[.V30];[.V35];[.V40];[.V45];[.V50];[.V55])" office:value-type="float" office:value="0" calcext:value-type="float">
            <text:p>0</text:p>
          </table:table-cell>
          <table:table-cell table:style-name="ce61" table:formula="of:=SUM([.W10];[.W15];[.W20];[.W25];[.W30];[.W35];[.W40];[.W45];[.W50];[.W55])" office:value-type="float" office:value="0" calcext:value-type="float">
            <text:p>0</text:p>
          </table:table-cell>
          <table:table-cell table:style-name="ce61" table:formula="of:=SUM([.X10];[.X15];[.X20];[.X25];[.X30];[.X35];[.X40];[.X45];[.X50];[.X55])" office:value-type="float" office:value="0" calcext:value-type="float">
            <text:p>0</text:p>
          </table:table-cell>
          <table:table-cell table:style-name="ce61" table:formula="of:=SUM([.Y10];[.Y15];[.Y20];[.Y25];[.Y30];[.Y35];[.Y40];[.Y45];[.Y50];[.Y55])" office:value-type="float" office:value="0" calcext:value-type="float">
            <text:p>0</text:p>
          </table:table-cell>
          <table:table-cell table:style-name="ce61" table:formula="of:=SUM([.Z10];[.Z15];[.Z20];[.Z25];[.Z30];[.Z35];[.Z40];[.Z45];[.Z50];[.Z55])" office:value-type="float" office:value="0" calcext:value-type="float">
            <text:p>0</text:p>
          </table:table-cell>
          <table:table-cell table:style-name="ce6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1" table:formula="of:=SUM([.C11];[.C16];[.C21];[.C26];[.C31];[.C36];[.C41];[.C46];[.C51];[.C56])" office:value-type="float" office:value="0" calcext:value-type="float">
            <text:p>0</text:p>
          </table:table-cell>
          <table:table-cell table:style-name="ce61" table:formula="of:=SUM([.D11];[.D16];[.D21];[.D26];[.D31];[.D36];[.D41];[.D46];[.D51];[.D56])" office:value-type="float" office:value="0" calcext:value-type="float">
            <text:p>0</text:p>
          </table:table-cell>
          <table:table-cell table:style-name="ce61" table:formula="of:=SUM([.E11];[.E16];[.E21];[.E26];[.E31];[.E36];[.E41];[.E46];[.E51];[.E56])" office:value-type="float" office:value="0" calcext:value-type="float">
            <text:p>0</text:p>
          </table:table-cell>
          <table:table-cell table:style-name="ce61" table:formula="of:=SUM([.F11];[.F16];[.F21];[.F26];[.F31];[.F36];[.F41];[.F46];[.F51];[.F56])" office:value-type="float" office:value="0" calcext:value-type="float">
            <text:p>0</text:p>
          </table:table-cell>
          <table:table-cell table:style-name="ce61" table:formula="of:=SUM([.G11];[.G16];[.G21];[.G26];[.G31];[.G36];[.G41];[.G46];[.G51];[.G56])" office:value-type="float" office:value="0" calcext:value-type="float">
            <text:p>0</text:p>
          </table:table-cell>
          <table:table-cell table:style-name="ce61" table:formula="of:=SUM([.H11];[.H16];[.H21];[.H26];[.H31];[.H36];[.H41];[.H46];[.H51];[.H56])" office:value-type="float" office:value="0" calcext:value-type="float">
            <text:p>0</text:p>
          </table:table-cell>
          <table:table-cell table:style-name="ce61" table:formula="of:=SUM([.I11];[.I16];[.I21];[.I26];[.I31];[.I36];[.I41];[.I46];[.I51];[.I56])" office:value-type="float" office:value="0" calcext:value-type="float">
            <text:p>0</text:p>
          </table:table-cell>
          <table:table-cell table:style-name="ce61" table:formula="of:=SUM([.J11];[.J16];[.J21];[.J26];[.J31];[.J36];[.J41];[.J46];[.J51];[.J56])" office:value-type="float" office:value="0" calcext:value-type="float">
            <text:p>0</text:p>
          </table:table-cell>
          <table:table-cell table:style-name="ce61" table:formula="of:=SUM([.K11];[.K16];[.K21];[.K26];[.K31];[.K36];[.K41];[.K46];[.K51];[.K56])" office:value-type="float" office:value="0" calcext:value-type="float">
            <text:p>0</text:p>
          </table:table-cell>
          <table:table-cell table:style-name="ce61" table:formula="of:=SUM([.L11];[.L16];[.L21];[.L26];[.L31];[.L36];[.L41];[.L46];[.L51];[.L56])" office:value-type="float" office:value="0" calcext:value-type="float">
            <text:p>0</text:p>
          </table:table-cell>
          <table:table-cell table:style-name="ce61" table:formula="of:=SUM([.M11];[.M16];[.M21];[.M26];[.M31];[.M36];[.M41];[.M46];[.M51];[.M56])" office:value-type="float" office:value="0" calcext:value-type="float">
            <text:p>0</text:p>
          </table:table-cell>
          <table:table-cell table:style-name="ce61" table:formula="of:=SUM([.N11];[.N16];[.N21];[.N26];[.N31];[.N36];[.N41];[.N46];[.N51];[.N56])" office:value-type="float" office:value="0" calcext:value-type="float">
            <text:p>0</text:p>
          </table:table-cell>
          <table:table-cell table:style-name="ce61" table:formula="of:=SUM([.O11];[.O16];[.O21];[.O26];[.O31];[.O36];[.O41];[.O46];[.O51];[.O56])" office:value-type="float" office:value="0" calcext:value-type="float">
            <text:p>0</text:p>
          </table:table-cell>
          <table:table-cell table:style-name="ce61" table:formula="of:=SUM([.P11];[.P16];[.P21];[.P26];[.P31];[.P36];[.P41];[.P46];[.P51];[.P56])" office:value-type="float" office:value="0" calcext:value-type="float">
            <text:p>0</text:p>
          </table:table-cell>
          <table:table-cell table:style-name="ce61" table:formula="of:=SUM([.Q11];[.Q16];[.Q21];[.Q26];[.Q31];[.Q36];[.Q41];[.Q46];[.Q51];[.Q56])" office:value-type="float" office:value="0" calcext:value-type="float">
            <text:p>0</text:p>
          </table:table-cell>
          <table:table-cell table:style-name="ce61" table:formula="of:=SUM([.R11];[.R16];[.R21];[.R26];[.R31];[.R36];[.R41];[.R46];[.R51];[.R56])" office:value-type="float" office:value="0" calcext:value-type="float">
            <text:p>0</text:p>
          </table:table-cell>
          <table:table-cell table:style-name="ce61" table:formula="of:=SUM([.S11];[.S16];[.S21];[.S26];[.S31];[.S36];[.S41];[.S46];[.S51];[.S56])" office:value-type="float" office:value="0" calcext:value-type="float">
            <text:p>0</text:p>
          </table:table-cell>
          <table:table-cell table:style-name="ce61" table:formula="of:=SUM([.T11];[.T16];[.T21];[.T26];[.T31];[.T36];[.T41];[.T46];[.T51];[.T56])" office:value-type="float" office:value="0" calcext:value-type="float">
            <text:p>0</text:p>
          </table:table-cell>
          <table:table-cell table:style-name="ce61" table:formula="of:=SUM([.U11];[.U16];[.U21];[.U26];[.U31];[.U36];[.U41];[.U46];[.U51];[.U56])" office:value-type="float" office:value="0" calcext:value-type="float">
            <text:p>0</text:p>
          </table:table-cell>
          <table:table-cell table:style-name="ce61" table:formula="of:=SUM([.V11];[.V16];[.V21];[.V26];[.V31];[.V36];[.V41];[.V46];[.V51];[.V56])" office:value-type="float" office:value="0" calcext:value-type="float">
            <text:p>0</text:p>
          </table:table-cell>
          <table:table-cell table:style-name="ce61" table:formula="of:=SUM([.W11];[.W16];[.W21];[.W26];[.W31];[.W36];[.W41];[.W46];[.W51];[.W56])" office:value-type="float" office:value="0" calcext:value-type="float">
            <text:p>0</text:p>
          </table:table-cell>
          <table:table-cell table:style-name="ce61" table:formula="of:=SUM([.X11];[.X16];[.X21];[.X26];[.X31];[.X36];[.X41];[.X46];[.X51];[.X56])" office:value-type="float" office:value="0" calcext:value-type="float">
            <text:p>0</text:p>
          </table:table-cell>
          <table:table-cell table:style-name="ce61" table:formula="of:=SUM([.Y11];[.Y16];[.Y21];[.Y26];[.Y31];[.Y36];[.Y41];[.Y46];[.Y51];[.Y56])" office:value-type="float" office:value="0" calcext:value-type="float">
            <text:p>0</text:p>
          </table:table-cell>
          <table:table-cell table:style-name="ce61" table:formula="of:=SUM([.Z11];[.Z16];[.Z21];[.Z26];[.Z31];[.Z36];[.Z41];[.Z46];[.Z51];[.Z56])" office:value-type="float" office:value="0" calcext:value-type="float">
            <text:p>0</text:p>
          </table:table-cell>
          <table:table-cell table:style-name="ce6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5"/>
          <table:table-cell office:value-type="string" calcext:value-type="string">
            <text:p>M</text:p>
          </table:table-cell>
          <table:table-cell table:style-name="ce61" table:formula="of:=SUM([.C12];[.C17];[.C22];[.C27];[.C32];[.C37];[.C42];[.C47];[.C52];[.C57])" office:value-type="float" office:value="0" calcext:value-type="float">
            <text:p>0</text:p>
          </table:table-cell>
          <table:table-cell table:style-name="ce61" table:formula="of:=SUM([.D12];[.D17];[.D22];[.D27];[.D32];[.D37];[.D42];[.D47];[.D52];[.D57])" office:value-type="float" office:value="0" calcext:value-type="float">
            <text:p>0</text:p>
          </table:table-cell>
          <table:table-cell table:style-name="ce61" table:formula="of:=SUM([.E12];[.E17];[.E22];[.E27];[.E32];[.E37];[.E42];[.E47];[.E52];[.E57])" office:value-type="float" office:value="1" calcext:value-type="float">
            <text:p>1</text:p>
          </table:table-cell>
          <table:table-cell table:style-name="ce61" table:formula="of:=SUM([.F12];[.F17];[.F22];[.F27];[.F32];[.F37];[.F42];[.F47];[.F52];[.F57])" office:value-type="float" office:value="0" calcext:value-type="float">
            <text:p>0</text:p>
          </table:table-cell>
          <table:table-cell table:style-name="ce61" table:formula="of:=SUM([.G12];[.G17];[.G22];[.G27];[.G32];[.G37];[.G42];[.G47];[.G52];[.G57])" office:value-type="float" office:value="0" calcext:value-type="float">
            <text:p>0</text:p>
          </table:table-cell>
          <table:table-cell table:style-name="ce61" table:formula="of:=SUM([.H12];[.H17];[.H22];[.H27];[.H32];[.H37];[.H42];[.H47];[.H52];[.H57])" office:value-type="float" office:value="1" calcext:value-type="float">
            <text:p>1</text:p>
          </table:table-cell>
          <table:table-cell table:style-name="ce61" table:formula="of:=SUM([.I12];[.I17];[.I22];[.I27];[.I32];[.I37];[.I42];[.I47];[.I52];[.I57])" office:value-type="float" office:value="1" calcext:value-type="float">
            <text:p>1</text:p>
          </table:table-cell>
          <table:table-cell table:style-name="ce61" table:formula="of:=SUM([.J12];[.J17];[.J22];[.J27];[.J32];[.J37];[.J42];[.J47];[.J52];[.J57])" office:value-type="float" office:value="2" calcext:value-type="float">
            <text:p>2</text:p>
          </table:table-cell>
          <table:table-cell table:style-name="ce61" table:formula="of:=SUM([.K12];[.K17];[.K22];[.K27];[.K32];[.K37];[.K42];[.K47];[.K52];[.K57])" office:value-type="float" office:value="0" calcext:value-type="float">
            <text:p>0</text:p>
          </table:table-cell>
          <table:table-cell table:style-name="ce61" table:formula="of:=SUM([.L12];[.L17];[.L22];[.L27];[.L32];[.L37];[.L42];[.L47];[.L52];[.L57])" office:value-type="float" office:value="1" calcext:value-type="float">
            <text:p>1</text:p>
          </table:table-cell>
          <table:table-cell table:style-name="ce61" table:formula="of:=SUM([.M12];[.M17];[.M22];[.M27];[.M32];[.M37];[.M42];[.M47];[.M52];[.M57])" office:value-type="float" office:value="0" calcext:value-type="float">
            <text:p>0</text:p>
          </table:table-cell>
          <table:table-cell table:style-name="ce61" table:formula="of:=SUM([.N12];[.N17];[.N22];[.N27];[.N32];[.N37];[.N42];[.N47];[.N52];[.N57])" office:value-type="float" office:value="0" calcext:value-type="float">
            <text:p>0</text:p>
          </table:table-cell>
          <table:table-cell table:style-name="ce61" table:formula="of:=SUM([.O12];[.O17];[.O22];[.O27];[.O32];[.O37];[.O42];[.O47];[.O52];[.O57])" office:value-type="float" office:value="0" calcext:value-type="float">
            <text:p>0</text:p>
          </table:table-cell>
          <table:table-cell table:style-name="ce61" table:formula="of:=SUM([.P12];[.P17];[.P22];[.P27];[.P32];[.P37];[.P42];[.P47];[.P52];[.P57])" office:value-type="float" office:value="0" calcext:value-type="float">
            <text:p>0</text:p>
          </table:table-cell>
          <table:table-cell table:style-name="ce61" table:formula="of:=SUM([.Q12];[.Q17];[.Q22];[.Q27];[.Q32];[.Q37];[.Q42];[.Q47];[.Q52];[.Q57])" office:value-type="float" office:value="0" calcext:value-type="float">
            <text:p>0</text:p>
          </table:table-cell>
          <table:table-cell table:style-name="ce61" table:formula="of:=SUM([.R12];[.R17];[.R22];[.R27];[.R32];[.R37];[.R42];[.R47];[.R52];[.R57])" office:value-type="float" office:value="0" calcext:value-type="float">
            <text:p>0</text:p>
          </table:table-cell>
          <table:table-cell table:style-name="ce61" table:formula="of:=SUM([.S12];[.S17];[.S22];[.S27];[.S32];[.S37];[.S42];[.S47];[.S52];[.S57])" office:value-type="float" office:value="0" calcext:value-type="float">
            <text:p>0</text:p>
          </table:table-cell>
          <table:table-cell table:style-name="ce61" table:formula="of:=SUM([.T12];[.T17];[.T22];[.T27];[.T32];[.T37];[.T42];[.T47];[.T52];[.T57])" office:value-type="float" office:value="0" calcext:value-type="float">
            <text:p>0</text:p>
          </table:table-cell>
          <table:table-cell table:style-name="ce61" table:formula="of:=SUM([.U12];[.U17];[.U22];[.U27];[.U32];[.U37];[.U42];[.U47];[.U52];[.U57])" office:value-type="float" office:value="0" calcext:value-type="float">
            <text:p>0</text:p>
          </table:table-cell>
          <table:table-cell table:style-name="ce61" table:formula="of:=SUM([.V12];[.V17];[.V22];[.V27];[.V32];[.V37];[.V42];[.V47];[.V52];[.V57])" office:value-type="float" office:value="0" calcext:value-type="float">
            <text:p>0</text:p>
          </table:table-cell>
          <table:table-cell table:style-name="ce61" table:formula="of:=SUM([.W12];[.W17];[.W22];[.W27];[.W32];[.W37];[.W42];[.W47];[.W52];[.W57])" office:value-type="float" office:value="0" calcext:value-type="float">
            <text:p>0</text:p>
          </table:table-cell>
          <table:table-cell table:style-name="ce61" table:formula="of:=SUM([.X12];[.X17];[.X22];[.X27];[.X32];[.X37];[.X42];[.X47];[.X52];[.X57])" office:value-type="float" office:value="2" calcext:value-type="float">
            <text:p>2</text:p>
          </table:table-cell>
          <table:table-cell table:style-name="ce61" table:formula="of:=SUM([.Y12];[.Y17];[.Y22];[.Y27];[.Y32];[.Y37];[.Y42];[.Y47];[.Y52];[.Y57])" office:value-type="float" office:value="0" calcext:value-type="float">
            <text:p>0</text:p>
          </table:table-cell>
          <table:table-cell table:style-name="ce61" table:formula="of:=SUM([.Z12];[.Z17];[.Z22];[.Z27];[.Z32];[.Z37];[.Z42];[.Z47];[.Z52];[.Z57])" office:value-type="float" office:value="0" calcext:value-type="float">
            <text:p>0</text:p>
          </table:table-cell>
          <table:table-cell table:style-name="ce6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table:style-name="ce51" office:value-type="string" calcext:value-type="string">
            <text:p>M-All</text:p>
          </table:table-cell>
          <table:table-cell table:style-name="ce62" table:formula="of:=SUM([.C60:.C62])" office:value-type="float" office:value="0" calcext:value-type="float">
            <text:p>0</text:p>
          </table:table-cell>
          <table:table-cell table:style-name="ce66" table:formula="of:=SUM([.D60:.D62])" office:value-type="float" office:value="0" calcext:value-type="float">
            <text:p>0</text:p>
          </table:table-cell>
          <table:table-cell table:style-name="ce62" table:formula="of:=SUM([.E60:.E62])" office:value-type="float" office:value="1" calcext:value-type="float">
            <text:p>1</text:p>
          </table:table-cell>
          <table:table-cell table:style-name="ce66" table:formula="of:=SUM([.F60:.F62])" office:value-type="float" office:value="0" calcext:value-type="float">
            <text:p>0</text:p>
          </table:table-cell>
          <table:table-cell table:style-name="ce62" table:formula="of:=SUM([.G60:.G62])" office:value-type="float" office:value="0" calcext:value-type="float">
            <text:p>0</text:p>
          </table:table-cell>
          <table:table-cell table:style-name="ce66" table:formula="of:=SUM([.H60:.H62])" office:value-type="float" office:value="1" calcext:value-type="float">
            <text:p>1</text:p>
          </table:table-cell>
          <table:table-cell table:style-name="ce62" table:formula="of:=SUM([.I60:.I62])" office:value-type="float" office:value="1" calcext:value-type="float">
            <text:p>1</text:p>
          </table:table-cell>
          <table:table-cell table:style-name="ce66" table:formula="of:=SUM([.J60:.J62])" office:value-type="float" office:value="2" calcext:value-type="float">
            <text:p>2</text:p>
          </table:table-cell>
          <table:table-cell table:style-name="ce62" table:formula="of:=SUM([.K60:.K62])" office:value-type="float" office:value="0" calcext:value-type="float">
            <text:p>0</text:p>
          </table:table-cell>
          <table:table-cell table:style-name="ce66" table:formula="of:=SUM([.L60:.L62])" office:value-type="float" office:value="1" calcext:value-type="float">
            <text:p>1</text:p>
          </table:table-cell>
          <table:table-cell table:style-name="ce62" table:formula="of:=SUM([.M60:.M62])" office:value-type="float" office:value="0" calcext:value-type="float">
            <text:p>0</text:p>
          </table:table-cell>
          <table:table-cell table:style-name="ce66" table:formula="of:=SUM([.N60:.N62])" office:value-type="float" office:value="0" calcext:value-type="float">
            <text:p>0</text:p>
          </table:table-cell>
          <table:table-cell table:style-name="ce62" table:formula="of:=SUM([.O60:.O62])" office:value-type="float" office:value="0" calcext:value-type="float">
            <text:p>0</text:p>
          </table:table-cell>
          <table:table-cell table:style-name="ce66" table:formula="of:=SUM([.P60:.P62])" office:value-type="float" office:value="0" calcext:value-type="float">
            <text:p>0</text:p>
          </table:table-cell>
          <table:table-cell table:style-name="ce62" table:formula="of:=SUM([.Q60:.Q62])" office:value-type="float" office:value="0" calcext:value-type="float">
            <text:p>0</text:p>
          </table:table-cell>
          <table:table-cell table:style-name="ce66" table:formula="of:=SUM([.R60:.R62])" office:value-type="float" office:value="0" calcext:value-type="float">
            <text:p>0</text:p>
          </table:table-cell>
          <table:table-cell table:style-name="ce62" table:formula="of:=SUM([.S60:.S62])" office:value-type="float" office:value="0" calcext:value-type="float">
            <text:p>0</text:p>
          </table:table-cell>
          <table:table-cell table:style-name="ce66" table:formula="of:=SUM([.T60:.T62])" office:value-type="float" office:value="0" calcext:value-type="float">
            <text:p>0</text:p>
          </table:table-cell>
          <table:table-cell table:style-name="ce62" table:formula="of:=SUM([.U60:.U62])" office:value-type="float" office:value="0" calcext:value-type="float">
            <text:p>0</text:p>
          </table:table-cell>
          <table:table-cell table:style-name="ce66" table:formula="of:=SUM([.V60:.V62])" office:value-type="float" office:value="0" calcext:value-type="float">
            <text:p>0</text:p>
          </table:table-cell>
          <table:table-cell table:style-name="ce62" table:formula="of:=SUM([.W60:.W62])" office:value-type="float" office:value="0" calcext:value-type="float">
            <text:p>0</text:p>
          </table:table-cell>
          <table:table-cell table:style-name="ce66" table:formula="of:=SUM([.X60:.X62])" office:value-type="float" office:value="2" calcext:value-type="float">
            <text:p>2</text:p>
          </table:table-cell>
          <table:table-cell table:style-name="ce62" table:formula="of:=SUM([.Y60:.Y62])" office:value-type="float" office:value="0" calcext:value-type="float">
            <text:p>0</text:p>
          </table:table-cell>
          <table:table-cell table:style-name="ce66" table:formula="of:=SUM([.Z60:.Z62])" office:value-type="float" office:value="0" calcext:value-type="float">
            <text:p>0</text:p>
          </table:table-cell>
          <table:table-cell table:style-name="ce62" table:formula="of:=SUM([.AA60:.AA62])" office:value-type="float" office:value="0" calcext:value-type="float">
            <text:p>0</text:p>
          </table:table-cell>
          <table:table-cell table:style-name="ce66" table:formula="of:=SUM([.AB60:.AB62])" office:value-type="float" office:value="0" calcext:value-type="float">
            <text:p>0</text:p>
          </table:table-cell>
          <table:table-cell table:style-name="ce62" table:formula="of:=SUM([.AC60:.AC62])" office:value-type="float" office:value="0" calcext:value-type="float">
            <text:p>0</text:p>
          </table:table-cell>
          <table:table-cell table:style-name="ce66" table:formula="of:=SUM([.AD60:.AD62])" office:value-type="float" office:value="0" calcext:value-type="float">
            <text:p>0</text:p>
          </table:table-cell>
          <table:table-cell table:style-name="ce62" table:formula="of:=SUM([.AE60:.AE62])" office:value-type="float" office:value="0" calcext:value-type="float">
            <text:p>0</text:p>
          </table:table-cell>
          <table:table-cell table:style-name="ce66" table:formula="of:=SUM([.AF60:.AF62])" office:value-type="float" office:value="0" calcext:value-type="float">
            <text:p>0</text:p>
          </table:table-cell>
          <table:table-cell table:style-name="ce62" table:formula="of:=SUM([.AG60:.AG62])" office:value-type="float" office:value="0" calcext:value-type="float">
            <text:p>0</text:p>
          </table:table-cell>
          <table:table-cell table:style-name="ce66" table:formula="of:=SUM([.AH60:.AH62])" office:value-type="float" office:value="0" calcext:value-type="float">
            <text:p>0</text:p>
          </table:table-cell>
          <table:table-cell table:style-name="ce62" table:formula="of:=SUM([.AI60:.AI62])" office:value-type="float" office:value="0" calcext:value-type="float">
            <text:p>0</text:p>
          </table:table-cell>
          <table:table-cell table:style-name="ce66" table:formula="of:=SUM([.AJ60:.AJ62])" office:value-type="float" office:value="0" calcext:value-type="float">
            <text:p>0</text:p>
          </table:table-cell>
          <table:table-cell table:style-name="ce62" table:formula="of:=SUM([.AK60:.AK62])" office:value-type="float" office:value="0" calcext:value-type="float">
            <text:p>0</text:p>
          </table:table-cell>
          <table:table-cell table:style-name="ce66" table:formula="of:=SUM([.AL60:.AL62])" office:value-type="float" office:value="0" calcext:value-type="float">
            <text:p>0</text:p>
          </table:table-cell>
          <table:table-cell table:style-name="ce62" table:formula="of:=SUM([.AM60:.AM62])" office:value-type="float" office:value="0" calcext:value-type="float">
            <text:p>0</text:p>
          </table:table-cell>
          <table:table-cell table:style-name="ce66" table:formula="of:=SUM([.AN60:.AN62])" office:value-type="float" office:value="0" calcext:value-type="float">
            <text:p>0</text:p>
          </table:table-cell>
          <table:table-cell table:style-name="ce62" table:formula="of:=SUM([.AO60:.AO62])" office:value-type="float" office:value="0" calcext:value-type="float">
            <text:p>0</text:p>
          </table:table-cell>
          <table:table-cell table:style-name="ce66" table:formula="of:=SUM([.AP60:.AP62])" office:value-type="float" office:value="0" calcext:value-type="float">
            <text:p>0</text:p>
          </table:table-cell>
          <table:table-cell table:style-name="ce62" table:formula="of:=SUM([.AQ60:.AQ62])" office:value-type="float" office:value="0" calcext:value-type="float">
            <text:p>0</text:p>
          </table:table-cell>
          <table:table-cell table:style-name="ce66" table:formula="of:=SUM([.AR60:.AR62])" office:value-type="float" office:value="0" calcext:value-type="float">
            <text:p>0</text:p>
          </table:table-cell>
          <table:table-cell table:style-name="ce62" table:formula="of:=SUM([.AS60:.AS62])" office:value-type="float" office:value="0" calcext:value-type="float">
            <text:p>0</text:p>
          </table:table-cell>
          <table:table-cell table:style-name="ce66" table:formula="of:=SUM([.AT60:.AT62])" office:value-type="float" office:value="0" calcext:value-type="float">
            <text:p>0</text:p>
          </table:table-cell>
          <table:table-cell table:style-name="ce62" table:formula="of:=SUM([.AU60:.AU62])" office:value-type="float" office:value="0" calcext:value-type="float">
            <text:p>0</text:p>
          </table:table-cell>
          <table:table-cell table:style-name="ce66" table:formula="of:=SUM([.AV60:.AV62])" office:value-type="float" office:value="0" calcext:value-type="float">
            <text:p>0</text:p>
          </table:table-cell>
          <table:table-cell table:style-name="ce62" table:formula="of:=SUM([.AW60:.AW62])" office:value-type="float" office:value="0" calcext:value-type="float">
            <text:p>0</text:p>
          </table:table-cell>
          <table:table-cell table:style-name="ce66" table:formula="of:=SUM([.AX60:.AX62])" office:value-type="float" office:value="0" calcext:value-type="float">
            <text:p>0</text:p>
          </table:table-cell>
          <table:table-cell table:style-name="ce62" table:formula="of:=SUM([.AY60:.AY62])" office:value-type="float" office:value="0" calcext:value-type="float">
            <text:p>0</text:p>
          </table:table-cell>
          <table:table-cell table:style-name="ce77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1" office:value-type="string" calcext:value-type="string">
            <text:p>Day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49:48.838279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28T13:49:58.025021088</dc:date>
    <meta:editing-duration>P3DT6H57M11S</meta:editing-duration>
    <meta:editing-cycles>73</meta:editing-cycles>
    <meta:generator>LibreOffice/7.5.5.2$Linux_X86_64 LibreOffice_project/50$Build-2</meta:generator>
    <meta:document-statistic meta:table-count="1" meta:cell-count="1858" meta:object-count="0"/>
  </office:meta>
</office:document-meta>
</file>